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E5AAAC8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svg:stroke-color="#c5000b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1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1.8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3cm" fo:min-width="1.82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03cm" svg:height="27.873cm" draw:transform="rotate (-3.13810199508581) translate (21cm 28.873cm)">
          <draw:image xlink:href="Pictures/10000000000001E000000280E5AAAC8A.jpg" xlink:type="simple" xlink:show="embed" xlink:actuate="onLoad">
            <text:p/>
          </draw:image>
        </draw:frame>
        <draw:line draw:style-name="gr2" draw:text-style-name="P1" draw:layer="layout" svg:x1="15.145cm" svg:y1="26.573cm" svg:x2="15.142cm" svg:y2="24.474cm">
          <text:p/>
        </draw:line>
        <draw:line draw:style-name="gr2" draw:text-style-name="P1" draw:layer="layout" svg:x1="14.526cm" svg:y1="24.475cm" svg:x2="14.523cm" svg:y2="22.376cm">
          <text:p/>
        </draw:line>
        <draw:line draw:style-name="gr2" draw:text-style-name="P1" draw:layer="layout" svg:x1="14.029cm" svg:y1="22.253cm" svg:x2="14.026cm" svg:y2="20.154cm">
          <text:p/>
        </draw:line>
        <draw:line draw:style-name="gr2" draw:text-style-name="P1" draw:layer="layout" svg:x1="13.533cm" svg:y1="20.032cm" svg:x2="13.53cm" svg:y2="17.933cm">
          <text:p/>
        </draw:line>
        <draw:line draw:style-name="gr2" draw:text-style-name="P1" draw:layer="layout" svg:x1="13.16cm" svg:y1="17.933cm" svg:x2="13.157cm" svg:y2="15.834cm">
          <text:p/>
        </draw:line>
        <draw:line draw:style-name="gr2" draw:text-style-name="P1" draw:layer="layout" svg:x1="12.663cm" svg:y1="15.712cm" svg:x2="12.66cm" svg:y2="13.613cm">
          <text:p/>
        </draw:line>
        <draw:line draw:style-name="gr2" draw:text-style-name="P1" draw:layer="layout" svg:x1="12.29cm" svg:y1="13.737cm" svg:x2="12.287cm" svg:y2="11.638cm">
          <text:p/>
        </draw:line>
        <draw:line draw:style-name="gr2" draw:text-style-name="P1" draw:layer="layout" svg:x1="11.794cm" svg:y1="11.639cm" svg:x2="11.791cm" svg:y2="9.54cm">
          <text:p/>
        </draw:line>
        <draw:line draw:style-name="gr2" draw:text-style-name="P1" draw:layer="layout" svg:x1="11.174cm" svg:y1="9.417cm" svg:x2="11.171cm" svg:y2="7.318cm">
          <text:p/>
        </draw:line>
        <draw:line draw:style-name="gr2" draw:text-style-name="P1" draw:layer="layout" svg:x1="15.64cm" svg:y1="27.313cm" svg:x2="15.639cm" svg:y2="26.325cm">
          <text:p/>
        </draw:line>
        <draw:frame draw:style-name="gr3" draw:text-style-name="P2" draw:layer="layout" svg:width="2.256cm" svg:height="1.099cm" draw:transform="rotate (1.57219259019649) translate (15.659cm 28.177cm)">
          <draw:text-box>
            <text:p><text:span text:style-name="T1">0 mA</text:span></text:p>
          </draw:text-box>
        </draw:frame>
        <draw:frame draw:style-name="gr4" draw:layer="layout" svg:width="3.007cm" svg:height="1.193cm" draw:transform="rotate (1.57219259019649) translate (13.464cm 27.113cm)">
          <draw:text-box>
            <text:p>10 mA</text:p>
          </draw:text-box>
        </draw:frame>
        <draw:frame draw:style-name="gr5" draw:layer="layout" svg:width="2.896cm" svg:height="1.194cm" draw:transform="rotate (1.57184352434609) translate (14.694cm 24.64cm)">
          <draw:text-box>
            <text:p>20 mA</text:p>
          </draw:text-box>
        </draw:frame>
        <draw:frame draw:style-name="gr6" draw:layer="layout" svg:width="2.897cm" svg:height="1.193cm" draw:transform="rotate (1.57219259019649) translate (12.549cm 22.749cm)">
          <draw:text-box>
            <text:p>30 mA</text:p>
          </draw:text-box>
        </draw:frame>
        <draw:frame draw:style-name="gr5" draw:layer="layout" svg:width="2.897cm" svg:height="1.194cm" draw:transform="rotate (1.57219259019649) translate (13.78cm 20.402cm)">
          <draw:text-box>
            <text:p>40 mA</text:p>
          </draw:text-box>
        </draw:frame>
        <draw:frame draw:style-name="gr5" draw:layer="layout" svg:width="2.896cm" svg:height="1.194cm" draw:transform="rotate (1.57184352434609) translate (11.479cm 18.43cm)">
          <draw:text-box>
            <text:p>50 mA</text:p>
          </draw:text-box>
        </draw:frame>
        <draw:frame draw:style-name="gr6" draw:layer="layout" svg:width="2.897cm" svg:height="1.193cm" draw:transform="rotate (1.57219259019649) translate (13.034cm 15.755cm)">
          <draw:text-box>
            <text:p>60 mA</text:p>
          </draw:text-box>
        </draw:frame>
        <draw:frame draw:style-name="gr6" draw:layer="layout" svg:width="2.897cm" svg:height="1.193cm" draw:transform="rotate (1.57219259019649) translate (10.439cm 14.276cm)">
          <draw:text-box>
            <text:p>70 mA</text:p>
          </draw:text-box>
        </draw:frame>
        <draw:frame draw:style-name="gr5" draw:layer="layout" svg:width="2.895cm" svg:height="1.194cm" draw:transform="rotate (1.57184352434609) translate (11.964cm 11.803cm)">
          <draw:text-box>
            <text:p>80 mA</text:p>
          </draw:text-box>
        </draw:frame>
        <draw:frame draw:style-name="gr6" draw:layer="layout" svg:width="2.896cm" svg:height="1.193cm" draw:transform="rotate (1.57184352434609) translate (9.616cm 9.913cm)">
          <draw:text-box>
            <text:p>90 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5T12:26:51.063671221</dc:date>
    <dc:creator>frederik </dc:creator>
    <meta:document-statistic meta:object-count="21"/>
    <meta:generator>LibreOffice/4.2.8.2$Linux_X86_64 LibreOffice_project/420m0$Build-2</meta:generator>
  </office:meta>
</office:document-meta>
</file>